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90000020FDEB6CBC41B6ACFA2.png" manifest:media-type="image/png"/>
  <manifest:file-entry manifest:full-path="Pictures/10000201000003020000018F63B9E045A73CD960.png" manifest:media-type="image/png"/>
  <manifest:file-entry manifest:full-path="Pictures/10000201000003340000025CF6E1272AC69EC8BE.png" manifest:media-type="image/png"/>
  <manifest:file-entry manifest:full-path="Pictures/1000020100000186000000CC0F72B91E8F0BA2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17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5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972cm" svg:height="9.399cm" svg:x="0cm" svg:y="6.351cm">
          <draw:image xlink:href="Pictures/10000000000003190000020FDEB6CBC41B6ACFA2.png" xlink:type="simple" xlink:show="embed" xlink:actuate="onLoad" loext:mime-type="image/png">
            <text:p/>
          </draw:image>
        </draw:frame>
        <draw:frame draw:style-name="gr2" draw:text-style-name="P1" draw:layer="layout" svg:width="13.493cm" svg:height="9.399cm" svg:x="14.488cm" svg:y="6.351cm">
          <draw:image xlink:href="Pictures/10000201000003340000025CF6E1272AC69EC8BE.png" xlink:type="simple" xlink:show="embed" xlink:actuate="onLoad" loext:mime-type="image/png">
            <text:p/>
          </draw:image>
        </draw:frame>
        <draw:frame draw:style-name="gr3" draw:text-style-name="P1" draw:layer="layout" svg:width="11.844cm" svg:height="6.137cm" svg:x="15.356cm" svg:y="0.4cm">
          <draw:image xlink:href="Pictures/10000201000003020000018F63B9E045A73CD960.png" xlink:type="simple" xlink:show="embed" xlink:actuate="onLoad" loext:mime-type="image/png">
            <text:p/>
          </draw:image>
        </draw:frame>
        <draw:frame draw:style-name="gr3" draw:text-style-name="P1" draw:layer="layout" svg:width="13.76cm" svg:height="7.197cm" svg:x="0.64cm" svg:y="0cm">
          <draw:image xlink:href="Pictures/1000020100000186000000CC0F72B91E8F0BA2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21:06:47.801000000</meta:creation-date>
    <dc:date>2019-11-02T21:15:51.220000000</dc:date>
    <meta:editing-duration>PT9M4S</meta:editing-duration>
    <meta:editing-cycles>1</meta:editing-cycles>
    <meta:document-statistic meta:object-count="27"/>
    <meta:generator>LibreOffice/6.2.4.2$Windows_X86_64 LibreOffice_project/2412653d852ce75f65fbfa83fb7e7b669a126d64</meta:generator>
  </office:meta>
</office:document-meta>
</file>